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left"/>
    </style:style>
    <style:style style:name="Tableau1.A" style:family="table-column">
      <style:table-column-properties style:column-width="0.041cm"/>
    </style:style>
    <style:style style:name="Tableau1.B" style:family="table-column">
      <style:table-column-properties style:column-width="16.958cm"/>
    </style:style>
    <style:style style:name="Tableau1.A1" style:family="table-cell">
      <style:table-cell-properties style:vertical-align="middle"/>
    </style:style>
    <style:style style:name="Tableau2" style:family="table">
      <style:table-properties style:width="6.045cm" table:align="left"/>
    </style:style>
    <style:style style:name="Tableau2.A" style:family="table-column">
      <style:table-column-properties style:column-width="0.041cm"/>
    </style:style>
    <style:style style:name="Tableau2.B" style:family="table-column">
      <style:table-column-properties style:column-width="6.004cm"/>
    </style:style>
    <style:style style:name="Tableau2.A1" style:family="table-cell">
      <style:table-cell-properties style:vertical-align="middle"/>
    </style:style>
    <style:style style:name="P1" style:family="paragraph" style:parent-style-name="Standard">
      <style:text-properties style:text-underline-style="solid" style:text-underline-width="auto" style:text-underline-color="font-color"/>
    </style:style>
    <style:style style:name="P2" style:family="paragraph" style:parent-style-name="Text_20_body">
      <style:paragraph-properties fo:text-align="justify" style:justify-single-word="false"/>
    </style:style>
    <style:style style:name="P3" style:family="paragraph" style:parent-style-name="Text_20_body" style:list-style-name="L1">
      <style:paragraph-properties fo:margin-top="0cm" fo:margin-bottom="0cm" fo:text-align="justify" style:justify-single-word="false"/>
    </style:style>
    <style:style style:name="P4" style:family="paragraph" style:parent-style-name="Text_20_body" style:list-style-name="L1">
      <style:paragraph-properties fo:text-align="justify" style:justify-single-word="false"/>
    </style:style>
    <style:style style:name="P5" style:family="paragraph" style:parent-style-name="Standard">
      <style:paragraph-properties fo:text-align="justify" style:justify-single-word="false"/>
    </style:style>
    <style:style style:name="P6" style:family="paragraph" style:parent-style-name="Standard" style:list-style-name="L2">
      <style:paragraph-properties fo:text-align="justify" style:justify-single-word="false"/>
    </style:style>
    <style:style style:name="P7" style:family="paragraph" style:parent-style-name="Table_20_Contents">
      <style:text-properties fo:font-style="italic" fo:font-weight="bold"/>
    </style:style>
    <style:style style:name="T1" style:family="text">
      <style:text-properties fo:font-size="18pt"/>
    </style:style>
    <style:style style:name="T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aintes : </text:p>
      <text:p text:style-name="P2"><text:span text:style-name="T1">L</text:span>es contraintes d'un algorithme de tatouage sont nombreuses, et parfois contradictoires. Prenons l'exemple du filigrane dans une image. L'algorithme doit : </text:p>
      <text:list text:style-name="L1">
        <text:list-item>
          <text:p text:style-name="P3">respecter la qualité de l'image, l'idéal étant que le tatouage soit parfaitement invisible pour l'utilisateur. </text:p>
        </text:list-item>
        <text:list-item>
          <text:p text:style-name="P3">être robuste : le marquage doit pouvoir résister aux transformations que subit l'image (compression dans un format type jpeg, application de divers filtres, prélèvement d'une partie seulement d'une image, et même impression/numérisation). Le marquage doit donc être suffisamment invisible pour être indétectable de l'utilisateur, mais suffisamment visible pour ne pas être éliminé par le scanner. </text:p>
        </text:list-item>
        <text:list-item>
          <text:p text:style-name="P3">garantir la présence ou l'absence de tatouage : il faut qu'en présence d'une image, on puisse décider avec une grande probabilité si elle est tatouée ou non, et à qui appartient le tatouage. </text:p>
        </text:list-item>
        <text:list-item>
          <text:p text:style-name="P4">résister aux attaques : il ne doit pas pouvoir être possible, sans une clé spécifique, de supprimer le tatouage. </text:p>
        </text:list-item>
      </text:list>
      <text:p text:style-name="P2"><text:span text:style-name="T1">P</text:span>our toutes ces raisons, les algorithmes de marquage numérique n'en sont qu'à leurs prémices. La méthode la plus prometteuse semble être l'analyse fréquentielle des images (en utilisant les transformées de Fourier,...), pour inscrire le tatouage dans les moyennes fréquences (invisibles à l'oeil, mais non modifiées par la compression). </text:p>
      <text:p text:style-name="P2"/>
      <text:p text:style-name="Standard">Tiré de : <text:a xlink:type="simple" xlink:href="http://mantis.free.fr/frame/frame2.htm">http://mantis.free.fr/frame/frame2.htm</text:a></text:p>
      <text:p text:style-name="P5">Le marquage d'images a de nombreux buts: copyright des images (très important à l'époque d'Internet où des milliers d'images circulent sur le web), mais aussi marquage de papiers ou de billets (pour eviter le photocopiage), verification de l'integritée de documents ect... A chaque utilisation correspond une méthode. En fait les techniques doivent répondre à certaines règles très importantes et souvent difficiles à concillier:</text:p>
      <text:list text:style-name="L2">
        <text:list-item>
          <text:p text:style-name="P6">endommager le moins possible le support sur lequel le marquage va avoir lieu. (l'oeil humain ne doit pas être choqué).</text:p>
        </text:list-item>
        <text:list-item>
          <text:p text:style-name="P6">le marquage doit pouvoir supporter le plus grand nombre de transformations possible sans être dégradé (compression JPEG, filtres, passage analogique-numerique, changement de palettes ect..voir les <text:a xlink:type="simple" xlink:href="http://mantis.free.fr/articles/attack.htm">différentes attaques possibles sur le marquage</text:a>).</text:p>
        </text:list-item>
        <text:list-item>
          <text:p text:style-name="P6">la complexité de l'algorithme doit être minimum afin de pouvoir effectuer le marquage et/ou la détection en temps réel.</text:p>
        </text:list-item>
        <text:list-item>
          <text:p text:style-name="P6">le marquage peut avoir lieu au niveau de l'image dans le domaine des fréquences:<text:line-break/>- <text:a xlink:type="simple" xlink:href="http://mantis.free.fr/articles/hvsrgb.htm">Technique de Watermarking tenant compte de la correlation HVS-Canaux RGB</text:a></text:p>
          <text:p text:style-name="P6"/>
        </text:list-item>
        <text:list-item>
          <text:p text:style-name="P6">ou même plus traditionnellement dans le domaine spatial:</text:p>
          <text:p text:style-name="P6">-<text:a xlink:type="simple" xlink:href="http://mantis.free.fr/articles/bpf.htm">Bits de poids faibles</text:a></text:p>
          <text:p text:style-name="P6">-<text:a xlink:type="simple" xlink:href="http://mantis.free.fr/articles/modulrgb.htm">Signature par modulation d'amplitude</text:a></text:p>
          <text:p text:style-name="P6">-<text:a xlink:type="simple" xlink:href="http://mantis.free.fr/articles/vardct.htm">Watermarking par DCT à taille de blocs variable</text:a></text:p>
        </text:list-item>
      </text:list>
      <text:p text:style-name="Standard"><text:line-break/>Nous parlerons même du watermarking de la <text:a xlink:type="simple" xlink:href="http://mantis.free.fr/articles/seconde.htm">seconde génération</text:a>. (un exemple proche est celui par <text:a xlink:type="simple" xlink:href="http://mantis.free.fr/articles/geometric.htm">modification géométrique</text:a>). Certaines méthodes utilisent même la palette pour marquer l'image (dans le cas ou l'image possède un palette, comme pour le marquage <text:a xlink:type="simple" xlink:href="http://mantis.free.fr/articles/ezstego.htm">EzStego</text:a>).<text:line-break/>Les premières méthodes de signature d'images ont étés proposées en 1993 par Caronni (bien que des articles plus anciens faisaient déjà allusion à ce type de pratiques). Les méthodes les plus récentes portent les noms de Anderson, Aucsmith, et Swansonet Al. Les méthodes utilisées dans le stéganographie dépendent surtout du type de marquage que l'on désire:<text:line-break/><text:line-break/><text:span text:style-name="T2">-Marquage privé :</text:span> Dans ce cas précis, on a besoin de l'image originale. Et là encore on différencie deux types:</text:p>
      <table:table table:name="Tableau1" table:style-name="Tableau1">
        <table:table-column table:style-name="Tableau1.A"/>
        <table:table-column table:style-name="Tableau1.B"/>
        <table:table-row>
          <table:table-cell table:style-name="Tableau1.A1" office:value-type="string">
            <text:p text:style-name="Table_20_Contents"><draw:frame draw:style-name="fr1" draw:name="Image1" text:anchor-type="as-char" svg:width="0.041cm" svg:height="0.041cm" draw:z-index="0"><draw:image xlink:href="http://mantis.free.fr/images/blankdot.gif" xlink:type="simple" xlink:show="embed" xlink:actuate="onLoad"/></draw:frame></text:p>
          </table:table-cell>
          <table:table-cell table:style-name="Tableau1.A1" office:value-type="string">
            <text:p text:style-name="Table_20_Contents">1er type : On utilise l'image originale, l'image marquée et la clef. A partir de cela on retrouve la marquage.</text:p>
          </table:table-cell>
        </table:table-row>
        <table:table-row>
          <table:table-cell table:style-name="Tableau1.A1" office:value-type="string">
            <text:p text:style-name="Table_20_Contents"><draw:frame draw:style-name="fr1" draw:name="Image2" text:anchor-type="as-char" svg:width="0.041cm" svg:height="0.041cm" draw:z-index="1"><draw:image xlink:href="http://mantis.free.fr/images/blankdot.gif" xlink:type="simple" xlink:show="embed" xlink:actuate="onLoad"/></draw:frame></text:p>
          </table:table-cell>
          <table:table-cell table:style-name="Tableau1.A1" office:value-type="string">
            <text:p text:style-name="Table_20_Contents">2e type : On a besoin de l'image originale, de la clef, et de l'image marquée et du marquage pour savoir si OUI ou NON l'image marquée contient le marquage donné..</text:p>
          </table:table-cell>
        </table:table-row>
      </table:table>
      <text:p text:style-name="Text_20_body"><text:line-break/><text:span text:style-name="T2">-Marquage semi-privé :</text:span> Ici, pas besoin de l'originale. on a juste besoin de l'image marquée, du marquage et de la clef pour savoir si OUI ou NON l'image contient le marquage. Ce marquage est très utilisé (par exemples poour les DVD).<text:line-break/>En effet, imaginons un marquage spécifique à chaque pays. Le lecteur de DVD lance une application qui, avec le CD inséré dans le lecteur (image marquée) et la clef, il va regarder si l'image à été marquée et va alors autoriser ou non la lecture du DVD.<text:line-break/><text:line-break/><text:span text:style-name="T2">-Marquage public :</text:span> (appelé aussi marquage aveugle). C'est ici le problème le plus intéressant. On ne possède ici que l'image marquée et la clef. Cela suffit à faire apparaitre le marquage.</text:p>
      <table:table table:name="Tableau2" table:style-name="Tableau2">
        <table:table-column table:style-name="Tableau2.A"/>
        <table:table-column table:style-name="Tableau2.B"/>
        <table:table-row>
          <table:table-cell table:style-name="Tableau2.A1" office:value-type="string">
            <text:p text:style-name="Table_20_Contents"><draw:frame draw:style-name="fr1" draw:name="Image3" text:anchor-type="as-char" svg:width="0.041cm" svg:height="0.041cm" draw:z-index="2"><draw:image xlink:href="http://mantis.free.fr/images/blankdot.gif" xlink:type="simple" xlink:show="embed" xlink:actuate="onLoad"/></draw:frame></text:p>
          </table:table-cell>
          <table:table-cell table:style-name="Tableau2.A1" office:value-type="string">
            <text:p text:style-name="P7">Clef(Image marquée) = Marquage</text:p>
          </table:table-cell>
        </table:table-row>
      </table:table>
      <text:p text:style-name="P2"><text:a xlink:type="simple" xlink:href="http://mantis.free.fr/articles/vardct.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12-21T14:20:19</meta:creation-date>
    <dc:date>2006-12-21T14:24:34</dc:date>
    <dc:language>en-US</dc:language>
    <meta:editing-cycles>2</meta:editing-cycles>
    <meta:editing-duration>PT4M15S</meta:editing-duration>
    <meta:user-defined meta:name="Info 1"/>
    <meta:user-defined meta:name="Info 2"/>
    <meta:user-defined meta:name="Info 3"/>
    <meta:user-defined meta:name="Info 4"/>
    <meta:document-statistic meta:table-count="2" meta:image-count="3" meta:object-count="0" meta:page-count="2" meta:paragraph-count="25" meta:word-count="666" meta:character-count="4315"/>
  </office:meta>
</office:document-meta>
</file>